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solid" style:text-position="0% 100%" style:text-underline-style="none"/>
    </style:style>
    <style:style style:name="T6" style:family="text">
      <style:text-properties style:text-line-through-style="solid" style:text-position="0% 100%" style:font-name="Times New Roman" style:text-underline-style="none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text-underline-style="solid" style:text-underline-width="auto" style:text-underline-color="font-color"/>
    </style:style>
    <style:style style:name="T9" style:family="text">
      <style:text-properties style:text-line-through-style="none" style:text-position="super 58%" style:text-underline-style="none"/>
    </style:style>
    <style:style style:name="T10" style:family="text">
      <style:text-properties style:text-line-through-style="none" style:text-position="super 58%" style:font-name="Times New Roman" style:text-underline-style="none"/>
    </style:style>
    <style:style style:name="T11" style:family="text">
      <style:text-properties style:text-line-through-style="none" style:text-position="0% 100%" style:text-underline-style="none"/>
    </style:style>
    <style:style style:name="T12" style:family="text">
      <style:text-properties style:text-line-through-style="none" style:text-position="0% 100%" style:text-underline-style="solid" style:text-underline-width="auto" style:text-underline-color="font-color"/>
    </style:style>
    <style:style style:name="T13" style:family="text">
      <style:text-properties style:text-line-through-style="none" style:text-position="0% 100%" style:font-name="Times New Roman1" style:text-underline-style="none"/>
    </style:style>
    <style:style style:name="T14" style:family="text">
      <style:text-properties style:text-line-through-style="none" style:text-position="0% 100%" style:font-name="Times New Roman" style:text-underline-style="none"/>
    </style:style>
    <style:style style:name="T15" style:family="text">
      <style:text-properties style:text-line-through-style="none" style:text-position="0% 100%" style:font-name="Times New Roman" style:text-underline-style="solid" style:text-underline-width="auto" style:text-underline-color="font-color"/>
    </style:style>
    <style:style style:name="T16" style:family="text">
      <style:text-properties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6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54</text:p>
      <text:p text:style-name="P2">Month<text:tab/><text:tab/><text:tab/><text:tab/><text:tab/><text:tab/></text:p>
      <text:p text:style-name="P2">Year<text:tab/><text:tab/><text:tab/><text:tab/><text:tab/><text:tab/>1854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Farewel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6</text:p>
      <text:p text:style-name="P2">Number of Sheets<text:tab/><text:tab/><text:tab/><text:tab/>6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[Note: The number "154" is written in pencil and circled in the top right corner of the page.]</text:p>
      <text:p text:style-name="P7">a farewell address./</text:p>
      <text:p text:style-name="P7">1854/</text:p>
      <text:p text:style-name="P7"/>
      <text:p text:style-name="P6">[Page 1]</text:p>
      <text:p text:style-name="P6">Dear Brethren! <text:s/>Is it not natural that in addressing you/ this morning, conflicting sentiments should agitate my heart?/ <text:s/>If in fulfilling my official duties I had aimed solely at those/ which I have contracted with your representatives; if I had been /merely your reader in the Synagogue, but a stranger to all of you/ <text:span text:style-name="T2">our</text:span><text:span text:style-name="T3"> of the Synagogue, I should perhaps at this moment be/ perfectly calm and passive. <text:s/>If I had not (suffer me to say it,/ for it affords me some comfort) if I had not strenuously sought in/ the narrow limits of my capacity, to promote your religious and/ moral welbeing[sic!], if I had neither sympathized with you when/ in sorrow, nor rejoiced at your gladness, and above all if I had/ not obtained unmistakable evidences that my humble efforts/ have been affectionately reciprocated </text:span><text:span text:style-name="T4">by many</text:span><text:span text:style-name="T7">; kindly and indul-/-gently received </text:span><text:span text:style-name="T4">by the majority of you</text:span><text:span text:style-name="T7">, I perchance should now/ feel unmoved and unconcerned; but when I bear in mind, that/ although under stirring circumstances, our intercourse for upwards/ </text:span><text:span text:style-name="T4">the</text:span><text:span text:style-name="T7"> of three years, has been remarkably peaceful and mutually/ satisfactory, when I remember that often when my courage/ failed, in the arduous task I undertook, the friendly counsel of/ some of you came to my aid; ought not my breast to heave with/ quickened throbs in delivering a parting address? <text:s/>Yes, my friends./</text:span></text:p>
      <text:p text:style-name="P6"><text:span text:style-name="T7"/></text:p>
      <text:p text:style-name="P6"><text:soft-page-break/><text:span text:style-name="T7">[Page 2]</text:span></text:p>
      <text:p text:style-name="P6"><text:span text:style-name="T7">I do feel, deeply and sincerely feel much pain in bidding you even/ a </text:span><text:span text:style-name="T8">temporary</text:span><text:span text:style-name="T7"> farewell. <text:s/>Nor is my regret counterpoised altogether by/ the joyful consideration that I shall once more hail my parental/ roof. <text:s/>Surely it is unutterable pleasure to embrace an aged/ father after a long absence; it is delightful to breathe anew the/ air of your native sky, it is sweet to warmly press the hands of/ the friends of your youth, but it is harrowing to a sensitive/ heart to behold withal millions of intelligent creatures crushed/ beneath an iron yoke. <text:s/>Aye, when I contrast the condition of/ this land, in which your happy lot was cast, with that of the/ country I now design to revisit, I cannot but feel sorely depres-/-sed. <text:s/>Italy which gave birth to many a noble </text:span><text:span text:style-name="T4">he</text:span><text:span text:style-name="T7">art, and where/ civilization reigned, when almost everywhere barbarism predomin-/-ated; Italy where Jewish learning flourished, where Aben/-Ezra wrote, Abarbanel taught, and Del Medegs disseminated/ Rabbinical phylosophy[sic!]; Italy is at present reduced to the/ lowest ebb of degradation; and the one hundred thousand of/ our brethren who inhale its genial air, are nearly through-/-out the peninsula a mark to opprobrium and persecution./ <text:s/>They are vilified because they adore the Only One of Israel,/ they are contemned because they reject doctrines repugnant/</text:span></text:p>
      <text:p text:style-name="P6"><text:span text:style-name="T7"/></text:p>
      <text:p text:style-name="P6"><text:span text:style-name="T7">[Page 3]</text:span></text:p>
      <text:p text:style-name="P6"><text:span text:style-name="T7">to the religion of Sinai, they are plundered, and caged like/ ravenous animals because they cling to the faith which </text:span><text:span text:style-name="T8">we</text:span><text:span text:style-name="T7">/ revere. <text:s/>It is therefore, as I have said; when I contrast the/ freedom; the happiness of which you are </text:span><text:span text:style-name="T8">here</text:span><text:span text:style-name="T7"> made to partake,/ with the sorrowful existence of our co-religionists in that land/ of their captivity, that I doubly regret leaving your midst./ <text:s/>Yet although the picture which I have delineated is unfortunate-/-ly too correct, although to compare your condition in these/ goodly regions, with that of our brethren in those benighted climes,/ would be to liken mid-day </text:span><text:span text:style-name="T4">with</text:span><text:span text:style-name="T7"> to the dead of night, refulgent light </text:span><text:span text:style-name="T4">with</text:span><text:span text:style-name="T7"> to/ lurid darkness, nevertheless, I must candidly confess that in one/ peculiar point (and a very essential one to every hebrew[sic!] man)/ you would, my friend, suffer in comparison with those co-religionists/ of ours; yes, in one respect, not only they would not rank lower/ than you, but they would be declared your superiors--I mean,/ in the diligent observance of many religious injunctions./ <text:s/>Not that you are second to any in attending to the principles/ of </text:span><text:span text:style-name="T8">morality</text:span><text:span text:style-name="T7"> which emanate from the heavenly volumes; not/ that in your connexion as fathers and husbands, as mothers/ and as children, you relax in the discharge of your obligations;/ far be it from me, to impute to you so </text:span><text:span text:style-name="T4">[?]</text:span><text:span text:style-name="T7"> reprehensible a/</text:span></text:p>
      <text:p text:style-name="P6"><text:span text:style-name="T7"/></text:p>
      <text:p text:style-name="P6"><text:span text:style-name="T7">[Page 4]</text:span></text:p>
      <text:p text:style-name="P6"><text:span text:style-name="T7">negligence, but, my beloved friends, we must not only be moral/ creatures of God; we must be </text:span><text:span text:style-name="T8">Israelites</text:span><text:span text:style-name="T7">. <text:s/>That which/ suffices to secure to our fellow-citizens of another creed the bles-/-sing of heaven here below, and felicity hereafter, cannot render/ </text:span><text:span text:style-name="T8">our</text:span><text:span text:style-name="T7"> lives acceptable in the sight of our God; for whilst their/ duties are limited to the performance of the seven Noachite/ precepts, our belief imposes upon us six hundred and thirt/-een ordinances; whilst they can conscienciously[sic!] labor on the/ sabbath day proclaimed on Sinai, we, must, not to incur the/ just wrath of the Eternal, forbear in it from pursuing/ after our work. <text:s/>Whilst they can gratify their desires with/ any viand for which they long, we are restricted in that/ by many prohibitory laws. <text:s/>Whilst their holidays are few, and/ are principally a time for relaxation and merriment, our festi-/-vals are solemn periods of our year, which we must employ/ in exercises purely religious. <text:s/>Whilst they can dress their food/ at their option, eat the blood of animals, and leave uncovered/ that of winged fowls, whilst they can array themselves in gar-/-ments of diverse sorts, whilst they can enjoy the productions/ of their soil at all times and under all circumstances, our/ Torah gives us prescriptions which relate to each of the aforenamed,/</text:span></text:p>
      <text:p text:style-name="P6"><text:span text:style-name="T7"/></text:p>
      <text:p text:style-name="P6"><text:span text:style-name="T7">[Page 5]</text:span></text:p>
      <text:p text:style-name="P6"><text:span text:style-name="T7">and to all the minutest actions of our lives./</text:span></text:p>
      <text:p text:style-name="P6"><text:span text:style-name="T7">And no one, my brethren, who is sealed with the covenant of/ our father Abraham, no one who wishes </text:span><text:soft-page-break/><text:span text:style-name="T7">to remain a Jew, can/ with impunity infringe upon those commandments, for/ the same Omnipotent voice which promulgated that sublime code/ of moral laws, that wrought so wonderful a change in the [?]/ of men, taught us also, those ceremonial ordinances intended to/ remind us continually of our eventful origin and of the mission/ entrusted to us; no where in the pages of scripture are they pronounced/ to be of a minor importance, nor has their practice been</text:span><text:span text:style-name="T9">2</text:span><text:span text:style-name="T11"> ever</text:span><text:span text:style-name="T9">1</text:span><text:span text:style-name="T11"> abrogated./ <text:s/>True, there are a portion of men who differ from our views, and/ who profess that the doctrines which constitute Judaism, were/ preparatory to a milder dispensation, which was to exonerate/ men from those tenets which concern the individual in his/ outward worship. <text:s/>But without striving now to refute/ their assumption, or dissuade them from their notions, I will/ ask you, children of my people! can we believe that God who/ is prescient, ubiquitary and Most Wise, could have bestowed on/ us, a law which would succumb to the effects of time? <text:s/>A law which,/ emanating from the source of all perfections, should in sub-/-sequent ages be declared imperfect? <text:s/>"Is God a man that/</text:span></text:p>
      <text:p text:style-name="P6"><text:span text:style-name="T11"/></text:p>
      <text:p text:style-name="P6"><text:span text:style-name="T11">[Page 6]</text:span></text:p>
      <text:p text:style-name="P6"><text:span text:style-name="T11">should deceive, or the son of man, that He should repent?"/ <text:s/>But if it had been his blessed, will that our fathers should only/ receive a temporary law, why is it not so recorded in Holy Writ?/ <text:s/>Why did the Deity, on the contrary, promise that after we should have/ expiated our delinquencies in exile, He would vouchsafe to restore/ us to our pristine glory, provided we sedulously attended to all/ the behests which He then imposed on us?..Hear my brethren,/ they are the words of our God "When thou shalt return and obey/ the voice of the Eternal and perform </text:span><text:span text:style-name="T12">all</text:span><text:span text:style-name="T11"> his commandments,/ which I command thee this day, then shall the Eternal thy God/ make thee plenteous in every work of thine hand, in the/ fruit of thy body and in the fruit of thy cattle, and in the/ fruit of thy land for good, because the Eternal will again/ rejoice over thee for good, as he rejoiced over thy fathers."/ <text:s/>(only) If thou shalt hearken unto the voice of the Eternal thy/ God, to keep his commandments and his statutes which/ are written in </text:span><text:span text:style-name="T12">this</text:span><text:span text:style-name="T11"> book of the law." <text:s/>Do we need a/ clearer exposition touching the permanency of </text:span><text:span text:style-name="T12">all</text:span><text:span text:style-name="T11"> our laws?/ <text:s/>Can any man ascribe to the fountain of all knowledge, ignorance/ of future events, when the whole chapter from which/ we have quoted, refers to our present state among/</text:span></text:p>
      <text:p text:style-name="P6"><text:span text:style-name="T11"/></text:p>
      <text:p text:style-name="P6"><text:span text:style-name="T11">[Page 7]</text:span></text:p>
      <text:p text:style-name="P6"><text:span text:style-name="T11">the gentiles, and to the era of our promised restoration?/ <text:s/>Can any son of Israel after perusing the verses I have cited, bill/ the reproaching voice of his conscience by saying that whilst he/ pursues a </text:span><text:span text:style-name="T12">moral</text:span><text:span text:style-name="T11"> course in his communion with his fellow-/beings, he can dispense with the other statutes of his professed/ religion? <text:s/>Can he pacify his mind by the thought that/ his numerous connexions[sic!] with individuals of another creed, or/ his engrossing commercial intercourse are an extenuation for/ his disregard of the ceremonial laws? <text:s/>No, he is not a son of/ Israel who argues so; he is not a son of Israel who for lust/ of gain, for fear of ridicule, or in order to pander to the wish/ of the ungodly, wittingly slight </text:span><text:span text:style-name="T12">any</text:span><text:span text:style-name="T11"> of the injunctions inscribed/ in the Mosaic code./</text:span></text:p>
      <text:p text:style-name="P6"><text:span text:style-name="T11">And yet incredible as it may seem, we have heard men,/ who not alone bear the name of Jews, but who assume to teach/ Judaism, boldly assert that the omission of many of our/ tenets is no longer to be considered a sin, that when they/ clash with our mercantile or scientific enterprises, they must/ not be heeded, that since the light of phylosophy[sic!] has shone/ upon us, we have become convinced of the inutility of some of/ the Biblical and most of the Rabinical[sic!] enactments./</text:span></text:p>
      <text:p text:style-name="P6"><text:span text:style-name="T11"/></text:p>
      <text:p text:style-name="P6"><text:span text:style-name="T11">[Page 8]</text:span></text:p>
      <text:p text:style-name="P6"><text:span text:style-name="T11">That to enforce in this enlightened age antiquated laws which/ only suited our fathers who dwelt in different climes, is a/ futile attempt, bordering on insanity. <text:s/>Such are the doctrines/ which these new expounders of our faith inculcate, such prin-/-ciples they instil by their own example, sustaining withal/ that they alone comprehend the spirit of Judaism, that neither/ our Sages of old, nor nay of their adherents, could perceive the/ light of progress which it emits. <text:s/>If it be so then, my/ brethren, and we </text:span><text:soft-page-break/><text:span text:style-name="T11">for centuries have sought to please our Maker by/ practices which are vanity; if our teachers have led us in the way/ of error if we have been groping in total darkness, let us hail this new light now offered to our gaze; let us/ </text:span><text:span text:style-name="T12">cease</text:span><text:span text:style-name="T11"> to be Jews. <text:s/>Repair ye no longer on the Sabbaths/ of the Lord and on the festivals to this consecrated spot, for/ it is detrimental to your wordly interest. <text:s/>Indulge freely/ in whatsoever your soul yearns for, since </text:span><text:span text:style-name="T5">f</text:span><text:span text:style-name="T11"> both the/ clean and the unclean were created for your gratification;/ never afflict yourselves by fasting, lest your health might/ be impaired. <text:s/>Rear your offspring in the knowledge/ of that which may prove to them pecuniarily advantageous,/ but do not subject them to the abstruse study of dogmas which/ have become lifeless; of a language which is perfectly dead./</text:span></text:p>
      <text:p text:style-name="P6"><text:span text:style-name="T11"/></text:p>
      <text:p text:style-name="P6"><text:span text:style-name="T11">[Page 9]</text:span></text:p>
      <text:p text:style-name="P6"><text:span text:style-name="T11">But will you, my beloved friends! consent to a change so subversive/ of all the lessons you have imbibed from your infancy? <text:s/>Oh ye descendants/ of those who without demur declared before their Legislator and Saviour/ [Hebrew] that they would execute and obey, will you repudiate this/ holy Torah, because it is a bridle to the appetites, because it/ curbs the immoderate passion for lucre?; will you wantonly reject/ it, because it demands some sacrifice; while its preservation has cost/ the lives of myriads? <text:s/>Will you lay an impious hand upon the word/ of God, and alter it at will, in order that its injunctions may/ not impede the furtherance of your ambitious schemes?/ <text:s/>Let it not be said so of you O [Hebrew] "Hope of Israel"......./ Before the holy ark towards which we turn in offering our/ supplications, and wherein the standard of truth is deposited. <text:s/>On/ this doubly sacred day, with whose solemnity you are impressed/ let us promise that we will not swerve from the dictates/ of the law; that we will readily relinquish temporary enjoy-/-ments and the fleeting goods of the world, to implicitly/ perform the will of our Father who is in heaven, let us/ promise that we will maintain intact the precious heritage/ of our fathers, that the religion of Sinai shall be the rule/ of all our actions; our sole guide when we sit in our houses,/</text:span></text:p>
      <text:p text:style-name="P6"><text:span text:style-name="T11"/></text:p>
      <text:p text:style-name="P6"><text:span text:style-name="T11">[Page 10]</text:span></text:p>
      <text:p text:style-name="P6"><text:span text:style-name="T11">to </text:span><text:span text:style-name="T5">instill</text:span><text:span text:style-name="T11"> imprint it </text:span><text:span text:style-name="T5">into</text:span><text:span text:style-name="T11"> upon the tender minds of our children; when/ we walk by the way, </text:span><text:span text:style-name="T5">in the pursuit of our daily occupations</text:span><text:span text:style-name="T11">, so/ that probity and justice may actuate </text:span><text:span text:style-name="T5">[?[</text:span><text:span text:style-name="T11"> us; in the pursuit/ of our daily occupations; when we lie down, that we may ask our-/-selves whether we have advanced or retrograded in the path of/ virtue; when we rise up, that we may be reminded of the duties/ we owe to Him who granteth </text:span><text:span text:style-name="T5">slp</text:span><text:span text:style-name="T11"> sleep to our wearied limbs, health/ and vigour to our frame, sustenance to our bodies./ <text:s/>Ah yes, my friends, keep the truth in your heart, and suffer/ me to repeat it once more. <text:s/>He is not an Israelite who/ would not resign a single gratification to fulfil[sic!] the religion/ </text:span><text:span text:style-name="T5">of</text:span><text:span text:style-name="T11"> promulgated by the Eternal. <text:s/>He is not of the stock of Abraham who/ abandons this imperishable treasure entrusted to us, to rashly/ embrace new fangled doctrines. <text:s/>You may become proficient/ in learning, and men will call you wise and erudite, but/ believe me there is no human science so capable of inspiring/ you with the true love for good, so able to maintain/ you steadfast in the career of virtue, as the glorious religion/ which is peculiarly ours; for it prescribes salutary laws for/ </text:span><text:span text:style-name="T12">all</text:span><text:span text:style-name="T11"> the human actions. <text:s/>No terrestrial prosperity will/ render you happy, if you disdain to abide by the directions of God,/</text:span></text:p>
      <text:p text:style-name="P6"><text:span text:style-name="T11"/></text:p>
      <text:p text:style-name="P6"><text:span text:style-name="T11">[Page 11]</text:span></text:p>
      <text:p text:style-name="P6"><text:span text:style-name="T11">for, unless you are totally depraved, that </text:span><text:span text:style-name="T12">still-small voice</text:span><text:span text:style-name="T11"> </text:span><text:span text:style-name="T5">that</text:span><text:span text:style-name="T11">/ </text:span><text:span text:style-name="T5">whispers to our conscience will</text:span><text:span text:style-name="T11"> will ultimately be heard, and the years will draw nigh/ when you shall say "I have no pleasure in them". <text:s/>Without your/ religion which affords at once light and warmth, light to/ illumine the mind, and warmth to quicken the sentiments, no/ weal can be durable; for without such a religion as that granted/ to Israel, which while it guides us from the cradle to the grave, </text:span><text:span text:style-name="T5">it</text:span><text:span text:style-name="T11"> points/ out to us the way of salvation, and </text:span><text:span text:style-name="T5">it</text:span><text:span text:style-name="T11"> ensures us a temporal/ blessing and a spiritual felicity, without such a religion; virtue,/ morality and piety would be names without signification. <text:s/>Aye,/ it was </text:span><text:span text:style-name="T5">y</text:span><text:span text:style-name="T12">our</text:span><text:span text:style-name="T11"> religion, my brethren, that instructed mankind in/ the knowledge of the Supreme Author of all good, it was the/ Jewish religion that taught </text:span><text:soft-page-break/><text:span text:style-name="T11">lessons of benevolence and mercy towards/ our neighbor, of respect to his property, of obedience to our parents;/ It was the Jewish religion that had an eye of compassion over all/ the creatures of God nay even over the dumb animals; and to enforce/ </text:span><text:span text:style-name="T5">the</text:span><text:span text:style-name="T11"> principles of morality so </text:span><text:span text:style-name="T5">early taught</text:span><text:span text:style-name="T11"> pure, it instituted ceremonial/ observances, which are a watchful guard in the walks of life that/ our steps may not be diverted from the rightful path. <text:s/>And shall/ we forsake a religion so sublime, or would it in a fashion that may suit/ all the whims of mortals; shall we make the immutable word God </text:span><text:span text:style-name="T5">yeild</text:span><text:span text:style-name="T11">/</text:span></text:p>
      <text:p text:style-name="P6"><text:span text:style-name="T11"/></text:p>
      <text:p text:style-name="P6"><text:span text:style-name="T11">[Page 12]</text:span></text:p>
      <text:p text:style-name="P6"><text:span text:style-name="T11">yeild[sic!] to the </text:span><text:span text:style-name="T5">infinite</text:span><text:span text:style-name="T11"> numberless changes of human society? <text:s/>Never, never will we/ postpone it to the rebellious impulses of the flesh, to the hallucination of/ the mind, or to the advice of the ungodly. <text:s/>We will keep undefiled/ this divine religion, faithfully observe the laws of Horeb which were, are,/ and will everlastingly be the glory of Israel. </text:span><text:span text:style-name="T13">Ɵ</text:span><text:span text:style-name="T14"> My friends! once/ more ere I quit your circle, I feel it a stringent duty to exhort you/ with all the energy of my soul to adhere unwaveringly to the practical/ as well as to the moral injunctions of the book of books; to walk in/ the light which it emits, to abhor the darkness of error, to shun and/ detest vice and crime, to cling to the religion of our fathers, as to the only anchor of your eternal salvation. <text:s/>And if sinners strive to entice you from it,/ </text:span><text:span text:style-name="T6">the religion of our fathers,</text:span><text:span text:style-name="T14"> consent not. <text:s/>If they say, come with us,/ we will walk in the way of progress, you shall acquire renown,/ honour, and wealth, listen not to them. <text:s/>Suffer not your feet/ to follow </text:span><text:span text:style-name="T6">the</text:span><text:span text:style-name="T14"> their steps, for they run to evil, their minds devise/ but sin, their hearts conceive but perverted sentiments./</text:span></text:p>
      <text:p text:style-name="P6"><text:span text:style-name="T14">"Woe to them who are wise in their own eyes" exclaims the prophet. <text:s/>They/ abandon the spring of living waters, to dig for themselves broken cisterns,/ but they shall fall into the pit they have dug, unheeded and/ disconsolate. <text:s/>"Woe to their souls" continues Isaiah "because they have awarded/ evil for themselves." for, the impious live in a perpetual war with/ themselves, and whilst they would persuade others to follow their/ example, they know not how to persuade themselves that </text:span><text:span text:style-name="T15">they</text:span><text:span text:style-name="T14">/</text:span></text:p>
      <text:p text:style-name="P6"><text:span text:style-name="T14"/></text:p>
      <text:p text:style-name="P6"><text:span text:style-name="T14">[Page 13]</text:span></text:p>
      <text:p text:style-name="P6"><text:span text:style-name="T14">act rightly. <text:s/>Whilst they endeavour to appear learned and to acquire/ the name of leaders of civilization, they are constrained to </text:span><text:span text:style-name="T6">our</text:span><text:span text:style-name="T14"> own to/ their hearts, that their science is rottenness to their bones and destruction/ to their spirit. <text:s/>They are compelled to acknowledge to their inward selves, that as religion/ is a supreme want of man and that as all religions are founded/ upon the revelation of Horeb, to which reason and intellect must/ bow</text:span><text:span text:style-name="T10">2</text:span><text:span text:style-name="T14"> reverently</text:span><text:span text:style-name="T10">1</text:span><text:span text:style-name="T14">, all their philosophical disquisitions are useless, and/ that far better it is to be guided by the religion of our fathers </text:span><text:span text:style-name="T6">than</text:span><text:span text:style-name="T14">,/ to adore God in child-like faith, than to lose oneself in a maze/ of subtle ratiocinations. <text:s/>Nay, the irreligious </text:span><text:span text:style-name="T6">fig</text:span><text:span text:style-name="T14"> envy the/ righteous, to whom that sun of truth, without which we should frequently/ slide in the devious paths of life, is a beacon light; and they also/ </text:span><text:span text:style-name="T15">willingly</text:span><text:span text:style-name="T14"> would be led by that unquenchable light, but pride/ holds them tight in its grasp, and </text:span><text:span text:style-name="T6">on</text:span><text:span text:style-name="T14"> to its </text:span><text:span text:style-name="T6">altar</text:span><text:span text:style-name="T14"> shrine they are/ forced to sacrifice their happiness and that of their posterity./ <text:s/>Let it not be so of you, my beloved ones! let religion be your sovereign/ virtue, let it be the </text:span><text:span text:style-name="T6">mast and the sail the</text:span><text:span text:style-name="T14"> compass by which you steer/ </text:span><text:span text:style-name="T6">toward</text:span><text:span text:style-name="T14"> your bark through this stormy sea of life, let it be a comfort to your souls/ among so many </text:span><text:span text:style-name="T6">and so</text:span><text:span text:style-name="T14"> frequent </text:span><text:span text:style-name="T6">[?]</text:span><text:span text:style-name="T14"> trials to which mortals are/ exposed; let religion be your supreme delight at all periods and/ under all circumstances. <text:s/>And in bidding you a hearty/</text:span></text:p>
      <text:p text:style-name="P6"><text:span text:style-name="T14"/></text:p>
      <text:p text:style-name="P6"><text:span text:style-name="T14">[Page 14]</text:span></text:p>
      <text:p text:style-name="P6"><text:span text:style-name="T14">farewell, let me </text:span><text:span text:style-name="T6">leave your midst</text:span><text:span text:style-name="T14"> do so with the </text:span><text:span text:style-name="T6">assurance</text:span><text:span text:style-name="T14"> firm conviction/ that you will remain Israelites in practice as well as in spirit;/ </text:span><text:span text:style-name="T6">and</text:span><text:span text:style-name="T14"> that you will keep the charge of the Lord your God, to walk/ in his ways, to perform his statutes, </text:span><text:span text:style-name="T6">his judgments,</text:span><text:span text:style-name="T14"> his commandments, his/ judgments and his testimonies as it is written in the law of Moses,/ that you may prosper in all your doings, and in whatsoever you/ undertake, [Hebrew]/ [Hebrew]/ Great all All-mighty God! <text:s/>Grant that thy word, like the morning/ dew which irrigates and fertilizes the earth, may enter our hearts, and/ become our </text:span><text:soft-page-break/><text:span text:style-name="T14">consellor[sic!] and our guide. <text:s/>May it be light to our feet, that/ we may walk uprightly in the way of thy precepts for "thy law is/ perfect and converteth the soul, thy testimony is sure; and maketh the/ simple wise" May the brightness it </text:span><text:span text:style-name="T6">emanates</text:span><text:span text:style-name="T14"> irradiates illumine our spirits, that/ we may never abandon justice and charity. <text:s/>Allow not iniquity/ to dwell within us, and save us O God! from the errors of such who,/ elated by worldly knowledge, raise presumptuously their voice against/ the dictates of Thy wisdom. <text:s/>Grant that amidst the trials, the dis-/-sapointments, the sorrows of life, thy word may prove to us a strong-/-hold whither we shall take refuge and obtain repose. <text:s/>May it/</text:span></text:p>
      <text:p text:style-name="P6"><text:span text:style-name="T14"/></text:p>
      <text:p text:style-name="P6"><text:span text:style-name="T14">[page 15]</text:span></text:p>
      <text:p text:style-name="P6"><text:span text:style-name="T14">be the beacon light that shall lead us securely to the possession/ of that eternal inheritance which is in the land of the living./</text:span></text:p>
      <text:p text:style-name="P6"><text:span text:style-name="T14"><text:tab/>Merciful God! <text:s/>I humbly beseech Thee for the sake of these/ thy children who stand in awe to receive thy blessing. <text:s/>Be to them/ </text:span><text:span text:style-name="T6">a strength every morning</text:span><text:span text:style-name="T14"> a daily and an hourly support, also their salvation in the time of trouble./ <text:s/>Shield them against pestilence that walketh in darkness, and destruction/ that wasteth at noon. <text:s/>Bereave them not of their beloved children/ whom they teach to adore Thy name. <text:s/>Deign to bless the husbands and/ their wives who jointly labor for the religious education of their off-/-spring. <text:s/></text:span><text:span text:style-name="T6">Strengthen them in</text:span><text:span text:style-name="T14"> Crown with success their laudable undertaking; grant to/ them their daily wants, that </text:span><text:span text:style-name="T15">theirs</text:span><text:span text:style-name="T14"> may be called the abode of tranquillity[sic!]./ <text:s/>Assuage the sorrows of the afflicted, and inspire them with resigna-/-tion to thy will, by the hope of an ampler requital in the dwelling/ of the immortals. <text:s/>Bless the youth of this holy community, and/ may they early learn that to steadily follow thy law, will afford them/ a delight more durable than that of mundane gratifications. <text:s/>Bless/ the aged and may their piety, suavity and calmness, teach us by </text:span><text:span text:style-name="T6">their</text:span><text:span text:style-name="T14">/ example</text:span><text:span text:style-name="T6">s</text:span><text:span text:style-name="T14"> that the latte rend of the life of the righteous is serenity </text:span><text:span text:style-name="T6">calmness</text:span><text:span text:style-name="T14"> and peace./ <text:s/>Bless me also O Eternal in whom I trust, </text:span><text:span text:style-name="T6">may I, though unworthy of thy</text:span><text:span text:style-name="T14"> and may thy boundless mercy/ </text:span><text:span text:style-name="T6">grace, shead shed [?] tears of joy, in clasping to my heart my gray headed</text:span><text:span text:style-name="T14"> pardon me, thy fatherly compassion shield me, thy gracious goodness/ </text:span><text:span text:style-name="T6">parents, the sisters whom I love, the brother of my affection, the friends</text:span><text:span text:style-name="T14"> favour me now and evermore. <text:s/>Amen./</text:span></text:p>
      <text:p text:style-name="P6"><text:span text:style-name="T14"/></text:p>
      <text:p text:style-name="P6"><text:span text:style-name="T14">[Page 16]</text:span></text:p>
      <text:p text:style-name="P8"><text:span text:style-name="T16">of my sweet recollection. <text:s/>May Thy mercy pardon me, thy</text:span><text:span text:style-name="T14">/ </text:span><text:span text:style-name="T16">compassion save me, thy goodness favor me. <text:s/>Amen.</text:span><text:span text:style-name="T14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31T11:42:56.31</meta:creation-date>
    <dc:date>2012-07-31T13:40:46.36</dc:date>
    <dc:creator>Penn Libraries</dc:creator>
    <meta:editing-duration>PT00H10M2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7" meta:paragraph-count="100" meta:word-count="3796" meta:character-count="22334"/>
  </office:meta>
</office:document-meta>
</file>